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loext:decorative="false"/>
      <style:paragraph-properties style:writing-mode="lr-tb"/>
    </style:style>
    <style:style style:name="gr10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svg:stroke-opacity="100%" draw:fill="none" loext:fill-use-slide-background="false" draw:textarea-horizontal-align="justify" draw:textarea-vertical-align="middle" draw:auto-grow-height="false" fo:min-height="25.5cm" fo:min-width="15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1.5cm" loext:decorative="false"/>
    </style:style>
    <style:style style:name="P1" style:family="paragraph">
      <style:paragraph-properties fo:text-align="center"/>
      <style:text-properties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fo:font-size="18pt" fo:font-weight="normal"/>
    </style:style>
    <style:style style:name="P4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10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loext:graphic-properties draw:fill-color="#ffffff"/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2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-color="#ffffff"/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-color="#ffffff"/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4" style:family="text">
      <style:text-properties fo:font-size="5pt" fo:font-weight="bold" style:font-weight-asian="bold" style:font-weight-complex="bold"/>
    </style:style>
    <style:style style:name="T5" style:family="text">
      <style:text-properties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97cm" svg:height="0.5cm" draw:transform="skewX (-0.00593411945678072) rotate (0.0010471975511966) translate (2.499cm 0.498cm)">
          <text:p text:style-name="P3"><text:span text:style-name="T2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499cm" svg:height="0.5cm" draw:transform="skewX (-0.00593411945678072) rotate (0.0010471975511966) translate (0.997cm 0.002cm)">
          <text:p text:style-name="P6"><text:span text:style-name="T3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5cm" svg:height="0.5cm" draw:transform="skewX (-0.00593411945678072) rotate (0.0010471975511966) translate (5.249cm 0.002cm)">
          <text:p text:style-name="P8"><text:span text:style-name="T4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247cm" svg:height="0.5cm" draw:transform="skewX (-0.00593411945678072) rotate (0.0010471975511966) translate (6.999cm 0.002cm)">
          <text:p text:style-name="P10"><text:span text:style-name="T5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.499cm" svg:height="0.5cm" draw:transform="skewX (-0.00593411945678072) rotate (0.0010471975511966) translate (9.25cm 0.002cm)">
          <text:p text:style-name="P12"><text:span text:style-name="T6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2cm" svg:height="0.5cm" draw:transform="skewX (-0.00593411945678072) rotate (0.0010471975511966) translate (10.749cm 0cm)">
          <text:p text:style-name="P3"><text:span text:style-name="T7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.499cm" svg:height="0.5cm" draw:transform="skewX (-0.00593411945678072) rotate (0.0010471975511966) translate (12.747cm 0cm)">
          <text:p text:style-name="P3"><text:span text:style-name="T6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2.249cm" svg:height="0.5cm" draw:transform="skewX (-0.00593411945678072) rotate (0.0010471975511966) translate (14.25cm 0.002cm)">
          <text:p text:style-name="P3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.502cm" svg:height="0.489cm" svg:x="0.998cm" svg:y="0.5cm">
          <draw:text-box>
            <text:p><text:span text:style-name="T8">Screen Path</text:span></text:p>
          </draw:text-box>
        </draw:frame>
        <draw:custom-shape draw:style-name="gr11" draw:text-style-name="P16" draw:layer="layout" svg:width="15.5cm" svg:height="25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cm" svg:height="0.75cm" svg:x="1.1cm" svg:y="1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09:08:23.673000000</dc:date>
    <meta:editing-duration>PT4H26M11S</meta:editing-duration>
    <meta:editing-cycles>21</meta:editing-cycles>
    <meta:document-statistic meta:object-count="13"/>
  </office:meta>
</office:document-meta>
</file>